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rsid="000c99ba" officeooo:paragraph-rsid="000c99ba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ngolanOS reconhecido como uma distribuição oficial no linux.com</text:h>
      <text:p text:style-name="P2"><text:a xlink:type="simple" xlink:href="https://www.menosfios.com/angolanos-reconhecido-como-uma-distribuicao-oficial-no-linux-com/" text:style-name="Internet_20_link" text:visited-style-name="Visited_20_Internet_20_Link">https://www.menosfios.com/angolanos-reconhecido-como-uma-distribuicao-oficial-no-linux-com/</text:a></text:p>
      <text:p text:style-name="P2"/>
      <text:p text:style-name="Text_20_body">A distribuição Linux “<text:span text:style-name="Emphasis">made in Angola</text:span>” está a ganhar nome. Tanto é que foi reconhecida pelo Linux.com , que é o site oficial da fundação Linux e faz uma listagem das distribuições oficiais existentes, promovendo assim o uso do sistema operativo do “<text:span text:style-name="Emphasis">pinguim livre</text:span>“…</text:p>
      <text:p text:style-name="Text_20_body">O facto interessante é que o aOS ainda não tem uma imagem “.<text:span text:style-name="Strong_20_Emphasis">iso</text:span>” disponível para os usuários, mas a organização reconheceu o bom trabalho que a equipe do aOS ( ou seja, Benone Marcos) tem feito e aguardará ansiosamente pela conclusão da distribuição linux feita em Angola.</text:p>
      <text:p text:style-name="Text_20_body">Não conhece o AngolanO ainda? Verifique os nossos artigos relacionados:</text:p>
      <text:list xml:id="list5695414353089954618" text:style-name="L1">
        <text:list-item>
          <text:p text:style-name="P3"><text:a xlink:type="simple" xlink:href="http://www.menosfios.com/2013/03/veja-a-primeira-inicializacao-do-angolanos/" office:target-frame-name="_blank" xlink:show="new" text:style-name="Internet_20_link" text:visited-style-name="Visited_20_Internet_20_Link">http://www.menosfios.com/2013/03/veja-a-primeira-inicializacao-do-angolanos/</text:a> </text:p>
        </text:list-item>
        <text:list-item>
          <text:p text:style-name="P3"><text:a xlink:type="simple" xlink:href="http://www.menosfios.com/2013/06/imagem-do-dia-primeira-captura-de-tela-do-aos/" office:target-frame-name="_blank" xlink:show="new" text:style-name="Internet_20_link" text:visited-style-name="Visited_20_Internet_20_Link">http://www.menosfios.com/2013/06/imagem-do-dia-primeira-captura-de-tela-do-aos/</text:a> </text:p>
        </text:list-item>
        <text:list-item>
          <text:p text:style-name="P3"><text:a xlink:type="simple" xlink:href="http://www.menosfios.com/2013/04/video-compilacao-do-kernel-linux-para-o-angolanos/" office:target-frame-name="_blank" xlink:show="new" text:style-name="Internet_20_link" text:visited-style-name="Visited_20_Internet_20_Link">http://www.menosfios.com/2013/04/video-compilacao-do-kernel-linux-para-o-angolanos/</text:a> </text:p>
        </text:list-item>
        <text:list-item>
          <text:p text:style-name="P3"><text:a xlink:type="simple" xlink:href="http://www.menosfios.com/2013/05/video-compilacao-do-kernel-do-angolan-os-parte-2/" office:target-frame-name="_blank" xlink:show="new" text:style-name="Internet_20_link" text:visited-style-name="Visited_20_Internet_20_Link">http://www.menosfios.com/2013/05/video-compilacao-do-kernel-do-angolan-os-parte-2/</text:a> </text:p>
        </text:list-item>
        <text:list-item>
          <text:p text:style-name="P1"><text:a xlink:type="simple" xlink:href="http://www.menosfios.com/2013/06/escolha-o-novo-logotipo-do-angolanos/" text:style-name="Internet_20_link" text:visited-style-name="Visited_20_Internet_20_Link">http://www.menosfios.com/2013/06/escolha-o-novo-logotipo-do-angolanos/</text:a> </text:p>
        </text:list-item>
      </text:list>
      <text:p text:style-name="Text_20_body">Agora resta essa distribuição ganhar notoriedade aqui entre as autoridades competentes em Angola(<text:a xlink:type="simple" xlink:href="http://www.cnti.gov.ao/" office:target-frame-name="_blank" xlink:show="new" text:style-name="Internet_20_link" text:visited-style-name="Visited_20_Internet_20_Link"><text:span text:style-name="del">CNTI</text:span></text:a><text:span text:style-name="del">, essa é pra vocês!</text:span>) , quem sabe tudo se acerta depois do encontro que o responsável pelo aOS terá com os representantes do referido centro.</text:p>
      <text:p text:style-name="Text_20_body">Enquanto isso, nós acompanhamos e apoiamos a história desse sistema operativ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AO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AO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one Marcos</meta:initial-creator>
    <meta:creation-date>2017-10-08T22:23:50.263515870</meta:creation-date>
    <dc:date>2017-10-08T22:24:33.807635596</dc:date>
    <dc:creator>Benone Marcos</dc:creator>
    <meta:editing-duration>PT43S</meta:editing-duration>
    <meta:editing-cycles>1</meta:editing-cycles>
    <meta:document-statistic meta:table-count="0" meta:image-count="0" meta:object-count="0" meta:page-count="1" meta:paragraph-count="12" meta:word-count="169" meta:character-count="1480" meta:non-whitespace-character-count="1323"/>
    <meta:generator>LibreOffice/5.0.6.2$Linux_X86_64 LibreOffice_project/00$Build-2</meta:generator>
  </office:meta>
</office:document-meta>
</file>